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ranslate.Transl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anslate.evaluate( String [ ] groups , PropertyHelper propertyHelp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